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un_point_1" table:style-name="ta1">
        <table:shapes>
          <draw:frame draw:z-index="0" draw:style-name="gr1" draw:text-style-name="P1" svg:width="159.99mm" svg:height="89.99mm" svg:x="82.01mm" svg:y="23.85mm">
            <loext:p draw:notify-on-update-of-ranges="tp2_courbe_resultat_un_point_1.A1:tp2_courbe_resultat_un_point_1.A1 tp2_courbe_resultat_un_point_1.A2:tp2_courbe_resultat_un_point_1.A312 tp2_courbe_resultat_un_point_1.B1:tp2_courbe_resultat_un_point_1.B1 tp2_courbe_resultat_un_point_1.B2:tp2_courbe_resultat_un_point_1.B3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8000006079674" calcext:value-type="float">
            <text:p>0,1280000060796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=5</text:p>
          </table:table-cell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8000008165836" calcext:value-type="float">
            <text:p>0,118000008165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30000022053719" calcext:value-type="float">
            <text:p>0,0930000022053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20000022649765" calcext:value-type="float">
            <text:p>0,082000002264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20000043511391" calcext:value-type="float">
            <text:p>0,072000004351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80000016093254" calcext:value-type="float">
            <text:p>0,07800000160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20000022649765" calcext:value-type="float">
            <text:p>0,082000002264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20000022649765" calcext:value-type="float">
            <text:p>0,082000002264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10000056028366" calcext:value-type="float">
            <text:p>0,0910000056028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172000005841255" calcext:value-type="float">
            <text:p>0,17200000584125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242000013589859" calcext:value-type="float">
            <text:p>0,242000013589859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98000007867813" calcext:value-type="float">
            <text:p>0,29800000786781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2000026702881" calcext:value-type="float">
            <text:p>0,3220000267028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34000021219254" calcext:value-type="float">
            <text:p>0,33400002121925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07000005245209" calcext:value-type="float">
            <text:p>0,40700000524520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18000012636185" calcext:value-type="float">
            <text:p>0,4180000126361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28000032901764" calcext:value-type="float">
            <text:p>0,42800003290176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45000022649765" calcext:value-type="float">
            <text:p>0,44500002264976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7900003194809" calcext:value-type="float">
            <text:p>0,4790000319480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92000013589859" calcext:value-type="float">
            <text:p>0,49200001358985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96000021696091" calcext:value-type="float">
            <text:p>0,49600002169609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10000050067902" calcext:value-type="float">
            <text:p>0,51000005006790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23000001907349" calcext:value-type="float">
            <text:p>0,52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46000003814697" calcext:value-type="float">
            <text:p>0,54600000381469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7000031471252" calcext:value-type="float">
            <text:p>0,56700003147125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76000034809112" calcext:value-type="float">
            <text:p>0,57600003480911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86000025272369" calcext:value-type="float">
            <text:p>0,58600002527236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89000046253204" calcext:value-type="float">
            <text:p>0,58900004625320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91000020503998" calcext:value-type="float">
            <text:p>0,59100002050399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03000044822693" calcext:value-type="float">
            <text:p>0,60300004482269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6000056266785" calcext:value-type="float">
            <text:p>0,6160000562667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2200003862381" calcext:value-type="float">
            <text:p>0,622000038623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45000040531158" calcext:value-type="float">
            <text:p>0,64500004053115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90000033378601" calcext:value-type="float">
            <text:p>0,59000003337860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9500002861023" calcext:value-type="float">
            <text:p>0,5950000286102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05000019073486" calcext:value-type="float">
            <text:p>0,6050000190734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4000022411346" calcext:value-type="float">
            <text:p>0,61400002241134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05000019073486" calcext:value-type="float">
            <text:p>0,6050000190734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6000056266785" calcext:value-type="float">
            <text:p>0,6160000562667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7000043392181" calcext:value-type="float">
            <text:p>0,6170000433921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7000043392181" calcext:value-type="float">
            <text:p>0,6170000433921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6000056266785" calcext:value-type="float">
            <text:p>0,6160000562667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616000056266785" calcext:value-type="float">
            <text:p>0,6160000562667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5000009536743" calcext:value-type="float">
            <text:p>0,36500000953674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81000030040741" calcext:value-type="float">
            <text:p>0,58100003004074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73000013828278" calcext:value-type="float">
            <text:p>0,57300001382827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50999999046326" calcext:value-type="float">
            <text:p>0,55099999904632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40000021457672" calcext:value-type="float">
            <text:p>0,54000002145767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35000026226044" calcext:value-type="float">
            <text:p>0,53500002622604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44000029563904" calcext:value-type="float">
            <text:p>0,54400002956390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46000003814697" calcext:value-type="float">
            <text:p>0,54600000381469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4200005531311" calcext:value-type="float">
            <text:p>0,5420000553131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35000026226044" calcext:value-type="float">
            <text:p>0,53500002622604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1800000667572" calcext:value-type="float">
            <text:p>0,5180000066757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23000001907349" calcext:value-type="float">
            <text:p>0,52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90000009536743" calcext:value-type="float">
            <text:p>0,49000000953674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84000027179718" calcext:value-type="float">
            <text:p>0,48400002717971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75000023841858" calcext:value-type="float">
            <text:p>0,47500002384185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6000000834465" calcext:value-type="float">
            <text:p>0,4600000083446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54000025987625" calcext:value-type="float">
            <text:p>0,45400002598762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47000026702881" calcext:value-type="float">
            <text:p>0,4470000267028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43000018596649" calcext:value-type="float">
            <text:p>0,4430000185966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35000032186508" calcext:value-type="float">
            <text:p>0,43500003218650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1200003027916" calcext:value-type="float">
            <text:p>0,4120000302791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06000018119812" calcext:value-type="float">
            <text:p>0,40600001811981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92000019550323" calcext:value-type="float">
            <text:p>0,39200001955032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5000028610229" calcext:value-type="float">
            <text:p>0,34500002861022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03000003099442" calcext:value-type="float">
            <text:p>0,30300000309944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8600001335144" calcext:value-type="float">
            <text:p>0,2860000133514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8000026941299" calcext:value-type="float">
            <text:p>0,27800002694129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9000004827976" calcext:value-type="float">
            <text:p>0,1090000048279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1000003516674" calcext:value-type="float">
            <text:p>0,101000003516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30000022053719" calcext:value-type="float">
            <text:p>0,0930000022053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20000022649765" calcext:value-type="float">
            <text:p>0,082000002264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20000043511391" calcext:value-type="float">
            <text:p>0,072000004351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70000037550926" calcext:value-type="float">
            <text:p>0,0570000037550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70000037550926" calcext:value-type="float">
            <text:p>0,0570000037550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1000003516674" calcext:value-type="float">
            <text:p>0,101000003516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2000003457069" calcext:value-type="float">
            <text:p>0,1120000034570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8000008165836" calcext:value-type="float">
            <text:p>0,118000008165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0000004768372" calcext:value-type="float">
            <text:p>0,1200000047683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255000025033951" calcext:value-type="float">
            <text:p>0,25500002503395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61000031232834" calcext:value-type="float">
            <text:p>0,361000031232834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389000028371811" calcext:value-type="float">
            <text:p>0,38900002837181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06000018119812" calcext:value-type="float">
            <text:p>0,40600001811981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35000032186508" calcext:value-type="float">
            <text:p>0,43500003218650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496000021696091" calcext:value-type="float">
            <text:p>0,496000021696091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10000050067902" calcext:value-type="float">
            <text:p>0,51000005006790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525000035762787" calcext:value-type="float">
            <text:p>0,525000035762787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8:09:04.222491319</dc:date>
    <meta:editing-duration>PT6M30S</meta:editing-duration>
    <meta:editing-cycles>1</meta:editing-cycles>
    <meta:document-statistic meta:table-count="1" meta:cell-count="625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27cm" style:legend-expansion="high" chart:style-name="ch2"/>
        <chart:plot-area chart:style-name="ch3" table:cell-range-address="tp2_courbe_resultat_un_point_1.A1:tp2_courbe_resultat_un_point_1.B312" chart:data-source-has-labels="row" svg:x="0.32cm" svg:y="0.18cm" svg:width="13.467cm" svg:height="8.64cm">
          <chartooo:coordinate-region svg:x="1.127cm" svg:y="0.354cm" svg:width="12.421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p2_courbe_resultat_un_point_1.B2:tp2_courbe_resultat_un_point_1.B312" chart:label-cell-address="tp2_courbe_resultat_un_point_1.B1:tp2_courbe_resultat_un_point_1.B1" chart:class="chart:scatter">
            <chart:domain table:cell-range-address="tp2_courbe_resultat_un_point_1.A2:tp2_courbe_resultat_un_point_1.A312"/>
            <chart:data-point chart:repeated="3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un_point_1.B1:tp2_courbe_resultat_un_point_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000010728836">
                <text:p>0.145000010728836</text:p>
                <draw:g>
                  <svg:desc>tp2_courbe_resultat_un_point_1.A2:tp2_courbe_resultat_un_point_1.A312</svg:desc>
                </draw:g>
              </table:table-cell>
              <table:table-cell office:value-type="float" office:value="0">
                <text:p>0</text:p>
                <draw:g>
                  <svg:desc>tp2_courbe_resultat_un_point_1.B2:tp2_courbe_resultat_un_point_1.B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000006079674">
                <text:p>0.12800000607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8000008165836">
                <text:p>0.11800000816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20000022649765">
                <text:p>0.082000002264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20000043511391">
                <text:p>0.072000004351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20000022649765">
                <text:p>0.082000002264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20000022649765">
                <text:p>0.082000002264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10000056028366">
                <text:p>0.09100000560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2000005841255">
                <text:p>0.1720000058412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2000013589859">
                <text:p>0.2420000135898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8000007867813">
                <text:p>0.29800000786781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2000026702881">
                <text:p>0.3220000267028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4000021219254">
                <text:p>0.33400002121925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000005245209">
                <text:p>0.4070000052452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8000012636185">
                <text:p>0.4180000126361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8000032901764">
                <text:p>0.4280000329017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000022649765">
                <text:p>0.4450000226497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900003194809">
                <text:p>0.479000031948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2000013589859">
                <text:p>0.49200001358985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6000021696091">
                <text:p>0.49600002169609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3000001907349">
                <text:p>0.52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7000031471252">
                <text:p>0.5670000314712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6000034809112">
                <text:p>0.5760000348091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9000046253204">
                <text:p>0.58900004625320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3000044822693">
                <text:p>0.60300004482269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6000056266785">
                <text:p>0.6160000562667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2200003862381">
                <text:p>0.622000038623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45000040531158">
                <text:p>0.6450000405311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500002861023">
                <text:p>0.595000028610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5000019073486">
                <text:p>0.6050000190734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0022411346">
                <text:p>0.6140000224113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5000019073486">
                <text:p>0.6050000190734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6000056266785">
                <text:p>0.6160000562667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7000043392181">
                <text:p>0.6170000433921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7000043392181">
                <text:p>0.6170000433921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6000056266785">
                <text:p>0.6160000562667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6000056266785">
                <text:p>0.6160000562667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81000030040741">
                <text:p>0.58100003004074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3000013828278">
                <text:p>0.57300001382827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0999999046326">
                <text:p>0.55099999904632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0000021457672">
                <text:p>0.5400000214576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5000026226044">
                <text:p>0.5350000262260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4000029563904">
                <text:p>0.54400002956390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200005531311">
                <text:p>0.5420000553131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5000026226044">
                <text:p>0.5350000262260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800000667572">
                <text:p>0.518000006675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23000001907349">
                <text:p>0.52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0000009536743">
                <text:p>0.49000000953674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84000027179718">
                <text:p>0.4840000271797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5000023841858">
                <text:p>0.4750000238418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000000834465">
                <text:p>0.460000008344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4000025987625">
                <text:p>0.4540000259876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47000026702881">
                <text:p>0.4470000267028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3000018596649">
                <text:p>0.4430000185966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5000032186508">
                <text:p>0.43500003218650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200003027916">
                <text:p>0.412000030279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06000018119812">
                <text:p>0.4060000181198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2000019550323">
                <text:p>0.3920000195503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5000028610229">
                <text:p>0.3450000286102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3000003099442">
                <text:p>0.30300000309944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600001335144">
                <text:p>0.286000013351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8000026941299">
                <text:p>0.27800002694129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9000004827976">
                <text:p>0.10900000482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1000003516674">
                <text:p>0.10100000351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20000022649765">
                <text:p>0.082000002264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20000043511391">
                <text:p>0.072000004351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70000037550926">
                <text:p>0.05700000375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70000037550926">
                <text:p>0.05700000375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1000003516674">
                <text:p>0.10100000351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2000003457069">
                <text:p>0.11200000345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8000008165836">
                <text:p>0.11800000816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5000025033951">
                <text:p>0.25500002503395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61000031232834">
                <text:p>0.36100003123283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9000028371811">
                <text:p>0.38900002837181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06000018119812">
                <text:p>0.4060000181198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35000032186508">
                <text:p>0.43500003218650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96000021696091">
                <text:p>0.49600002169609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25000035762787">
                <text:p>0.525000035762787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